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2d69" officeooo:paragraph-rsid="00102d69"/>
    </style:style>
    <style:style style:name="P2" style:family="paragraph" style:parent-style-name="Text_20_body">
      <style:text-properties officeooo:rsid="001053e0" officeooo:paragraph-rsid="001053e0"/>
    </style:style>
    <style:style style:name="P3" style:family="paragraph" style:parent-style-name="Text_20_body">
      <style:text-properties officeooo:rsid="0010ebef" officeooo:paragraph-rsid="0010ebef"/>
    </style:style>
    <style:style style:name="P4" style:family="paragraph" style:parent-style-name="Text_20_body">
      <style:text-properties officeooo:rsid="00185aee" officeooo:paragraph-rsid="00185aee"/>
    </style:style>
    <style:style style:name="P5" style:family="paragraph" style:parent-style-name="Title">
      <style:text-properties officeooo:rsid="00102d69" officeooo:paragraph-rsid="00102d69"/>
    </style:style>
    <style:style style:name="P6" style:family="paragraph" style:parent-style-name="Text_20_body" style:list-style-name="L1">
      <style:text-properties officeooo:rsid="001053e0" officeooo:paragraph-rsid="001053e0"/>
    </style:style>
    <style:style style:name="P7" style:family="paragraph" style:parent-style-name="Text_20_body" style:list-style-name="L2">
      <style:text-properties officeooo:rsid="0010ebef" officeooo:paragraph-rsid="0010ebef"/>
    </style:style>
    <style:style style:name="P8" style:family="paragraph" style:parent-style-name="Text_20_body" style:list-style-name="L3">
      <style:text-properties officeooo:rsid="00185aee" officeooo:paragraph-rsid="00185aee"/>
    </style:style>
    <style:style style:name="P9" style:family="paragraph" style:parent-style-name="Text_20_body" style:list-style-name="L4">
      <style:text-properties officeooo:rsid="001db39e" officeooo:paragraph-rsid="001db39e"/>
    </style:style>
    <style:style style:name="P10" style:family="paragraph" style:parent-style-name="Text_20_body" style:list-style-name="L4">
      <style:text-properties officeooo:rsid="0020a7cb" officeooo:paragraph-rsid="0020a7cb"/>
    </style:style>
    <style:style style:name="P11" style:family="paragraph" style:parent-style-name="Text_20_body">
      <style:text-properties officeooo:rsid="0020a7cb" officeooo:paragraph-rsid="0020a7cb"/>
    </style:style>
    <style:style style:name="T1" style:family="text">
      <style:text-properties officeooo:rsid="001053e0"/>
    </style:style>
    <style:style style:name="T2" style:family="text">
      <style:text-properties officeooo:rsid="0010ebef"/>
    </style:style>
    <style:style style:name="T3" style:family="text">
      <style:text-properties officeooo:rsid="001604dc"/>
    </style:style>
    <style:style style:name="T4" style:family="text">
      <style:text-properties officeooo:rsid="00188fb9"/>
    </style:style>
    <style:style style:name="T5" style:family="text">
      <style:text-properties officeooo:rsid="002089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ook of curses</text:p>
      <text:p text:style-name="P1"/>
      <text:p text:style-name="P1">…...<text:span text:style-name="T1">your sun circulated your drinked sentences of some killing circles.</text:span></text:p>
      <text:list xml:id="list2586890670" text:style-name="L1">
        <text:list-item>
          <text:p text:style-name="P6">Your shining intelligence (ironically),</text:p>
        </text:list-item>
        <text:list-item>
          <text:p text:style-name="P6">makes your crazy with your drunken crap talk</text:p>
        </text:list-item>
        <text:list-item>
          <text:p text:style-name="P6">about conspiracies</text:p>
        </text:list-item>
      </text:list>
      <text:p text:style-name="P2"/>
      <text:p text:style-name="P2">…..<text:span text:style-name="T2">Where <text:s/>does your questionless branch from one straw unify one angelless country of few Mussoliniless angels ?</text:span></text:p>
      <text:list xml:id="list1905437282" text:style-name="L2">
        <text:list-item>
          <text:p text:style-name="P7">One habit of yours originates in your straws, so in your stupidity</text:p>
        </text:list-item>
        <text:list-item>
          <text:p text:style-name="P7">and you can even rule a country with it</text:p>
        </text:list-item>
        <text:list-item>
          <text:p text:style-name="P7">And that country has only very few white doves</text:p>
        </text:list-item>
        <text:list-item>
          <text:p text:style-name="P7">So you can even rule the wildest country with it</text:p>
        </text:list-item>
      </text:list>
      <text:p text:style-name="P3"/>
      <text:p text:style-name="P3">…….<text:span text:style-name="T3">few fighted slayers from our more guilty sabbaths stopp our learning assignment from some singed eyes.</text:span></text:p>
      <text:list xml:id="list2380293885" text:style-name="L3">
        <text:list-item>
          <text:p text:style-name="P8">The sabbath is guilty and at sabbath we fight against few slayers</text:p>
        </text:list-item>
        <text:list-item>
          <text:p text:style-name="P8">normally we dumb one learn from shining eyes only</text:p>
        </text:list-item>
        <text:list-item>
          <text:p text:style-name="P8">that stops on such a sabbath now</text:p>
        </text:list-item>
      </text:list>
      <text:p text:style-name="P4"/>
      <text:p text:style-name="P4">……..<text:span text:style-name="T4">many more black flowers from one guilty state gived their killed city from a fighted mouse, such that a killed lamb spitts my round number of no talking education.</text:span></text:p>
      <text:list xml:id="list2102803943" text:style-name="L4">
        <text:list-item>
          <text:p text:style-name="P9">Viele weitere Heucheleien von einem schuldigen Staat <text:span text:style-name="T5">zerstörte eine Stadt von jemand anderem , wo ein angegriffener Mäusrich lebt</text:span></text:p>
        </text:list-item>
        <text:list-item>
          <text:p text:style-name="P10">wo das Lamm bei der Schlachtung noch einen Fluch Spricht</text:p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1-01T14:28:30.863048091</meta:creation-date>
    <meta:generator>LibreOffice/6.3.4.2$Linux_X86_64 LibreOffice_project/30$Build-2</meta:generator>
    <meta:editing-cycles>0</meta:editing-cycles>
    <meta:editing-duration>P0D</meta:editing-duration>
    <meta:document-statistic meta:table-count="0" meta:image-count="0" meta:object-count="0" meta:page-count="1" meta:paragraph-count="17" meta:word-count="198" meta:character-count="1124" meta:non-whitespace-character-count="954"/>
  </office:meta>
</office:document-meta>
</file>